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0pt" fo:language="en" fo:country="US" fo:font-weight="bold" style:font-name-asian="Courier New1" style:font-size-asian="10pt" style:font-weight-asian="bold" style:font-name-complex="Courier New1" style:font-size-complex="10pt" style:font-weight-complex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Courier New" fo:font-size="10pt" fo:language="en" fo:country="US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style:text-autospace="none"/>
      <style:text-properties style:font-name="Courier New"/>
    </style:style>
    <style:style style:name="T1" style:family="text">
      <style:text-properties style:font-name="Courier New" fo:font-size="10pt" fo:language="en" fo:country="US" style:font-name-asian="Courier New1" style:font-size-asian="10pt" style:font-name-complex="Courier New1" style:font-size-complex="10pt"/>
    </style:style>
    <style:style style:name="T2" style:family="text">
      <style:text-properties fo:language="en" fo:country="AU"/>
    </style:style>
    <style:style style:name="T3" style:family="text">
      <style:text-properties fo:font-size="10pt" fo:language="en" fo:country="US" style:font-name-asian="Courier New1" style:font-size-asian="10pt" style:font-name-complex="Courier New1" style:font-size-complex="10pt"/>
    </style:style>
    <style:style style:name="T4" style:family="text">
      <style:text-properties fo:font-size="10pt" fo:language="en" fo:country="AU" style:font-name-asian="Courier New1" style:font-size-asian="10pt" style:font-name-complex="Courier New1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10pt" fo:language="en" fo:country="US" fo:font-weight="bold" style:font-name-asian="Courier New1" style:font-size-asian="10pt" style:font-weight-asian="bold" style:font-name-complex="Courier New1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Subversion properties to control repository access</text:p>
      <text:p text:style-name="P2"><text:span text:style-name="T1"/></text:p>
      <text:p text:style-name="P3">Using Subversion repository properties in conjunction with Subversion pre-processing hooks, we can provide a granular, visible and version con<text:span text:style-name="T2">trolled</text:span> mechanism for access control independent of the repository access method.</text:p>
      <text:p text:style-name="P3"/>
      <text:p text:style-name="P3">Two properties are required. <text:s/>These properties can exist on individual files or directories, or on the parent directories of files or directories to control.</text:p>
      <text:p text:style-name="P3"/>
      <text:p text:style-name="P2"><text:span text:style-name="T1"/></text:p>
      <text:p text:style-name="P1">hook:commit-access</text:p>
      <text:p text:style-name="P3">------------------</text:p>
      <text:p text:style-name="P2"><text:span text:style-name="T1">This property contains a line delimited list of users who are allowed to commit the file or directory attached to the property. <text:s/>In the case of a directory, it also determines which users are allowed to commit in any sub-directories.</text:span></text:p>
      <text:p text:style-name="P2"><text:span text:style-name="T1"/></text:p>
      <text:p text:style-name="P3"/>
      <text:p text:style-name="P1">hook:propchange-access</text:p>
      <text:p text:style-name="P2"><text:span text:style-name="T1">----------------------</text:span></text:p>
      <text:p text:style-name="P4"><text:span text:style-name="T3">This property contains a line delimited list of properties. <text:s/>Each pro</text:span><text:span text:style-name="T4">perty is suffixed with an equals sign followed by </text:span><text:span text:style-name="T3">a comma delimited list of users who are permitted to modify the property.</text:span></text:p>
      <text:p text:style-name="P4"><text:span text:style-name="T3"/></text:p>
      <text:p text:style-name="P3">To enable changes to access control, this property needs to set 2 property values, the first controls who is allowed to modify the <text:span text:style-name="T5">hook:propchange-access</text:span> property, the second controls who is allowed to modify the <text:span text:style-name="T5">hook:commit-access</text:span> property. <text:s/></text:p>
      <text:p text:style-name="P3"/>
      <text:p text:style-name="P3">e.g. To give user “admin” rights to control who is allowed to modify the hook:propchange-access property, and users “admin” and “user” rights to modify the hook:commit-access property for the repository, the hook:propchange-access property is set to the following values on the repository root:</text:p>
      <text:p text:style-name="P3"/>
      <text:p text:style-name="P3">hook:propchange-access=admin</text:p>
      <text:p text:style-name="P3">hook:commit-access=admin,user</text:p>
      <text:p text:style-name="P2"><text:span text:style-name="T1"/></text:p>
      <text:p text:style-name="P2"><text:span text:style-name="T6"/></text:p>
      <text:p text:style-name="P2"><text:span text:style-name="T6">pre-revprop-change</text:span></text:p>
      <text:p text:style-name="P3">------------------</text:p>
      <text:p text:style-name="P3">This hook script checks to see if there are any <text:span text:style-name="T5">hook:propchange-access </text:span>properties, and if found verifies that the user making the change is permitted to do so.</text:p>
      <text:p text:style-name="P3"/>
      <text:p text:style-name="P3"/>
      <text:p text:style-name="P1">pre-commit</text:p>
      <text:p text:style-name="P3">----------</text:p>
      <text:p text:style-name="P3">This hook script checks to see if there are any <text:span text:style-name="T5">hook:commit-access</text:span> properties, and if found verifies that the user committing the change is permitted to do so. <text:s/>This hook script enables repository, directory or file access control per user.</text:p>
      <text:p text:style-name="P3"/>
      <text:p text:style-name="P3"/>
      <text:p text:style-name="P1">start-commit</text:p>
      <text:p text:style-name="P3">------------</text:p>
      <text:p text:style-name="P3">This hook script checks to see if there is a <text:span text:style-name="T5">hook:commit-access</text:span> property on the repository root, and if found, verifies that the user committing the change is permitted to do so. <text:s/>This hook script enables repository access control per user.</text:p>
      <text:p text:style-name="P3"/>
      <text:p text:style-name="P3"/>
      <text:p text:style-name="P1">Note:</text:p>
      <text:p text:style-name="P3">- All hook scripts should search HEAD for appropriate property.</text:p>
      <text:p text:style-name="P4"><text:span text:style-name="T3">- All hook scripts should search up the directory tree back to the repository root, searching each parent directory for a match on the appropriate proper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meta:initial-creator>Simon McKenna</meta:initial-creator>
    <meta:creation-date>2005-04-22T13:23:05</meta:creation-date>
    <dc:creator>Simon McKenna</dc:creator>
    <dc:date>2005-04-25T21:55:57</dc:date>
    <dc:language>en-US</dc:language>
    <meta:editing-cycles>27</meta:editing-cycles>
    <meta:editing-duration>PT4H59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92" meta:character-count="2478"/>
  </office:meta>
</office:document-meta>
</file>